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Text_20_body">
      <style:paragraph-properties>
        <style:tab-stops>
          <style:tab-stop style:position="17.912cm"/>
        </style:tab-stops>
      </style:paragraph-properties>
      <style:text-properties style:font-name="Arial"/>
    </style:style>
    <style:style style:name="P3"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style>
    <style:style style:name="T1" style:family="text">
      <style:text-properties fo:font-variant="normal" fo:text-transform="none" fo:color="#323232" style:font-name="H5PDroidSans" fo:font-size="12pt" fo:letter-spacing="normal" fo:font-style="normal" fo:font-weight="normal"/>
    </style:style>
    <style:style style:name="T2" style:family="text">
      <style:text-properties fo:font-variant="normal" fo:text-transform="none" fo:color="#323232" style:font-name="H5PDroidSans" fo:font-size="12pt" fo:letter-spacing="normal" fo:font-style="normal" fo:font-weight="bold" style:font-weight-asian="bold" style:font-weight-complex="bold"/>
    </style:style>
    <style:style style:name="T3" style:family="text">
      <style:text-properties fo:font-variant="normal" fo:text-transform="none" fo:color="#00c1f1" style:font-name="H5PDroidSans" fo:font-size="12pt" fo:letter-spacing="normal" fo:font-style="normal"/>
    </style:style>
    <style:style style:name="T4" style:family="text">
      <style:text-properties fo:font-variant="normal" fo:text-transform="none" style:font-name="H5PDroidSans" fo:font-size="12pt" fo:letter-spacing="normal" fo:font-style="normal"/>
    </style:style>
    <style:style style:name="T5" style:family="text">
      <style:text-properties fo:font-variant="normal" fo:text-transform="none" style:font-name="H5PDroidSans" fo:font-size="12pt" fo:letter-spacing="normal" fo:font-style="normal" fo:font-weight="normal"/>
    </style:style>
    <style:style style:name="T6" style:family="text">
      <style:text-properties fo:font-variant="normal" fo:text-transform="none" fo:color="#000000" style:font-name="H5PDroidSans" fo:font-size="12pt" fo:letter-spacing="normal" fo:font-style="normal"/>
    </style:style>
    <style:style style:name="T7" style:family="text">
      <style:text-properties fo:font-variant="normal" fo:text-transform="none" fo:color="#000000" style:font-name="H5PDroidSans" fo:font-size="12pt" fo:letter-spacing="normal" fo:font-style="normal" fo:font-weight="normal"/>
    </style:style>
    <style:style style:name="T8" style:family="text">
      <style:text-properties fo:color="#000000"/>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What Is FileAlyzer?</text:span></text:span><text:span text:style-name="T8"> </text:span></text:p>
      <text:p text:style-name="P1">FileAlyzer ist ein Tool zur gründlichen Analyse von Dateien, die im Verdacht stehen, Malware zu enthalten. Es erforscht die komplizierten Details von Dateien und liefert dem Benutzer viele Informationen über deren Struktur und Inhalt. Seine Fähigkeiten gehen über die grundlegenden Dateieigenschaften hinaus und ermöglichen eine gründliche Untersuchung der Dateiinhalte. Es interpretiert Standard-Dateiinhalte, einschließlich Ressourcenstrukturen (Text-, Grafik-, HTML-, Medien- und PE-Dateien), sehr genau und deckt so mögliche Anomalien auf. Neben der Identifizierung verdächtiger Dateien bietet es aufgrund seiner Fähigkeit, Standarddateien zu interpretieren, auch ein tieferes Verständnis ihrer potenziellen Auswirkungen.</text:p>
      <text:p text:style-name="P1"/>
      <text:p text:style-name="P1"/>
      <text:p text:style-name="P1"><text:span text:style-name="T9">File Structure Analysis:</text:span> Der FileAlyzer erleichtert die gründliche Untersuchung von Dateistrukturen und ermöglicht es den Benutzern, Aspekte wie Header, Abschnitte und Ressourceninformationen zu untersuchen.<text:line-break/><text:line-break/>Metadata Inspection: Benutzer können auf detaillierte Metadaten zugreifen, die mit Dateien verknüpft sind und Informationen wie Erstellungs- und Änderungsdaten, Dateigrößen und digitale Signaturen offenlegen.<text:line-break/><text:line-break/><text:span text:style-name="T9">Hashing and Checksums: </text:span><text:s/>Der FileAlyzer unterstützt Hashing-Algorithmen, die Berechnung und Überprüfung von Prüfsummen für Dateien und die Verbesserung von Datenintegritätsprüfungen.<text:line-break/><text:line-break/><text:span text:style-name="T9"> Alternative Data Streams: </text:span><text:s/>Mit alternativen Datenströmen enthalten Dateien mehr Daten als angezeigt werden. Malware fügt sich gelegentlich als eigener Datenstrom an legitime Dateien an. Der FileAlyzer zeigt die zusätzlichen Daten in diesen Streams in einer Liste und einem Hex-Viewer an.</text:p>
      <text:p text:style-name="P1"/>
      <text:p text:style-name="P2"><text:span text:style-name="T2">Resource Viewer:</text:span><text:span text:style-name="T1"> <text:s/>Das Tool bietet einen Ressourcenbetrachter zur Untersuchung eingebetteter Ressourcen in Dateien, der die Extraktion und Analyse eingebetteter Daten, Symbole und anderer Elemente ermöglicht.<text:line-break/><text:line-break/></text:span><text:span text:style-name="T2">Security Information:</text:span><text:span text:style-name="T1"> Benutzer können auf sicherheitsrelevante Details zugreifen, einschließlich digitaler Signaturen und Dateiberechtigungen, was die Bewertung potenzieller Sicherheitsrisiken erleichtert.<text:line-break/><text:line-break/>VirusTotal: Durch Einreichen einer Probe oder auf der Grundlage früherer Analysen zeigt der FileAlyzer VirusTotal-Ergebnisse von Dutzenden von Antivirenprogrammen an.</text:span></text:p>
      <text:p text:style-name="P2"><text:span text:style-name="T1"/></text:p>
      <text:p text:style-name="P2"><text:span text:style-name="Strong_20_Emphasis"><text:span text:style-name="T6">How Does FileAlyzer Relate to Cybersecurity?</text:span></text:span><text:span text:style-name="T7"> </text:span></text:p>
      <text:p text:style-name="P2"><text:span text:style-name="T1">Der FileAlyzer ist ein wertvolles Werkzeug für Cybersicherheitsexperten. Seine Fähigkeit, Dateistrukturen zu analysieren, Metadaten zu untersuchen und eingebettete Ressourcen aufzudecken, spielt eine entscheidende Rolle bei der Malware-Analyse, der Erkennung von Bedrohungen und der Reaktion auf Vorfälle. Es kann verdächtige Artefakte erkennen und Informationen über den Zweck und die Funktionalität der Datei liefern. Es analysiert Dateimetadaten, einschließlich Dateikopfzeilen, Abschnittskopfzeilen und Importe. Indem sie Informationen über die digitale Signatur der Datei erhalten, können Fachleute auch die Authentizität der Datei überprüfen und sicherstellen, dass sie nicht manipuliert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8T12:47:28.86</dc:date>
    <dc:creator>kaos sevdalisi</dc:creator>
    <meta:document-statistic meta:table-count="0" meta:image-count="0" meta:object-count="0" meta:page-count="1" meta:paragraph-count="6" meta:word-count="354" meta:character-count="2962"/>
    <meta:user-defined meta:name="Info 1"/>
    <meta:user-defined meta:name="Info 2"/>
    <meta:user-defined meta:name="Info 3"/>
    <meta:user-defined meta:name="Info 4"/>
  </office:meta>
</office:document-meta>
</file>